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Ele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stenerElement.AbstractListen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Element.setListener( Visualizer v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Element.getVisuali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